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2.919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7.8835in"/>
    </style:style>
    <style:style style:name="co12" style:family="table-column">
      <style:table-column-properties fo:break-before="auto" style:column-width="1.7827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6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8" table:number-columns-repeated="1011" table:default-cell-style-name="ce22"/>
        <table:table-row table:style-name="ro1">
          <table:table-cell table:style-name="ce19" office:value-type="string" calcext:value-type="string">
            <text:p>Algorithm</text:p>
          </table:table-cell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Initial Driver</text:p>
          </table:table-cell>
          <table:table-cell table:style-name="ce19" office:value-type="string" calcext:value-type="string">
            <text:p>Weight 1</text:p>
          </table:table-cell>
          <table:table-cell table:style-name="ce19" office:value-type="string" calcext:value-type="string">
            <text:p>Weight 2</text:p>
          </table:table-cell>
          <table:table-cell table:style-name="ce19" office:value-type="string" calcext:value-type="string">
            <text:p>Number of individuals</text:p>
          </table:table-cell>
          <table:table-cell table:style-name="ce19" office:value-type="string" calcext:value-type="string">
            <text:p>Number of Iterations</text:p>
          </table:table-cell>
          <table:table-cell table:style-name="ce23"/>
          <table:table-cell table:style-name="ce19"/>
          <table:table-cell table:style-name="ce19" office:value-type="string" calcext:value-type="string">
            <text:p>Best driver – TT</text:p>
          </table:table-cell>
          <table:table-cell table:style-name="ce19" office:value-type="string" calcext:value-type="string">
            <text:p>Best driver – LO</text:p>
          </table:table-cell>
          <table:table-cell table:style-name="ce19" office:value-type="string" calcext:value-type="string">
            <text:p>Best driver – Parameters</text:p>
          </table:table-cell>
          <table:table-cell table:style-name="ce19" office:value-type="string" calcext:value-type="string">
            <text:p>TIME OF SIM (CPU)</text:p>
          </table:table-cell>
          <table:table-cell table:style-name="ce27" table:number-columns-repeated="1011"/>
        </table:table-row>
        <table:table-row table:style-name="ro2">
          <table:table-cell table:style-name="ce20" office:value-type="string" calcext:value-type="string">
            <text:p>OPO</text:p>
          </table:table-cell>
          <table:table-cell table:style-name="ce20" office:value-type="string" calcext:value-type="string">
            <text:p>ABS</text:p>
          </table:table-cell>
          <table:table-cell table:style-name="ce20" office:value-type="string" calcext:value-type="string">
            <text:p>DefDr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4" table:formula="of:=CONCATENATE([.A2]; &quot;-&quot;; [.B2]; &quot;-&quot;; [.C2]; IF([.D2]&lt;&gt;&quot;&quot;; &quot;--Weights:&quot; &amp; [.D2] &amp; &quot;:&quot; &amp; [.E2]; &quot;&quot;);IF([.F2]&lt;&gt;&quot;&quot;; &quot;--Ind:&quot; &amp; [.F2]; &quot;&quot;);&quot;-Iterations:&quot;; [.G2])" office:value-type="string" office:string-value="OPO-ABS-DefDr--Weights:1:1-Iterations:200" calcext:value-type="string">
            <text:p>OPO-ABS-DefDr--Weights:1:1-Iterations:200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table-cell table:style-name="ce20" office:value-type="string" calcext:value-type="string">
            <text:p>OPO</text:p>
          </table:table-cell>
          <table:table-cell table:style-name="ce20" office:value-type="string" calcext:value-type="string">
            <text:p>ABS</text:p>
          </table:table-cell>
          <table:table-cell table:style-name="ce20" office:value-type="string" calcext:value-type="string">
            <text:p>HasDr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4" table:formula="of:=CONCATENATE([.A3]; &quot;-&quot;; [.B3]; &quot;-&quot;; [.C3]; IF([.D3]&lt;&gt;&quot;&quot;; &quot;--Weights:&quot; &amp; [.D3] &amp; &quot;:&quot; &amp; [.E3]; &quot;&quot;);IF([.F3]&lt;&gt;&quot;&quot;; &quot;--Ind:&quot; &amp; [.F3]; &quot;&quot;);&quot;-Iterations:&quot;; [.G3])" office:value-type="string" office:string-value="OPO-ABS-HasDr--Weights:1:1-Iterations:200" calcext:value-type="string">
            <text:p>OPO-ABS-HasDr--Weights:1:1-Iterations:200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table-cell table:style-name="ce20" office:value-type="string" calcext:value-type="string">
            <text:p>OPO</text:p>
          </table:table-cell>
          <table:table-cell table:style-name="ce20" office:value-type="string" calcext:value-type="string">
            <text:p>ABS</text:p>
          </table:table-cell>
          <table:table-cell table:style-name="ce20" office:value-type="string" calcext:value-type="string">
            <text:p>InsDr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4" table:formula="of:=CONCATENATE([.A4]; &quot;-&quot;; [.B4]; &quot;-&quot;; [.C4]; IF([.D4]&lt;&gt;&quot;&quot;; &quot;--Weights:&quot; &amp; [.D4] &amp; &quot;:&quot; &amp; [.E4]; &quot;&quot;);IF([.F4]&lt;&gt;&quot;&quot;; &quot;--Ind:&quot; &amp; [.F4]; &quot;&quot;);&quot;-Iterations:&quot;; [.G4])" office:value-type="string" office:string-value="OPO-ABS-InsDr--Weights:1:1-Iterations:200" calcext:value-type="string">
            <text:p>OPO-ABS-InsDr--Weights:1:1-Iterations:200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table-cell table:style-name="ce20" office:value-type="string" calcext:value-type="string">
            <text:p>OPO</text:p>
          </table:table-cell>
          <table:table-cell table:style-name="ce20" office:value-type="string" calcext:value-type="string">
            <text:p>GAU</text:p>
          </table:table-cell>
          <table:table-cell table:style-name="ce20" office:value-type="string" calcext:value-type="string">
            <text:p>DefDr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4" table:formula="of:=CONCATENATE([.A5]; &quot;-&quot;; [.B5]; &quot;-&quot;; [.C5]; IF([.D5]&lt;&gt;&quot;&quot;; &quot;--Weights:&quot; &amp; [.D5] &amp; &quot;:&quot; &amp; [.E5]; &quot;&quot;);IF([.F5]&lt;&gt;&quot;&quot;; &quot;--Ind:&quot; &amp; [.F5]; &quot;&quot;);&quot;-Iterations:&quot;; [.G5])" office:value-type="string" office:string-value="OPO-GAU-DefDr--Weights:1:1-Iterations:200" calcext:value-type="string">
            <text:p>OPO-GAU-DefDr--Weights:1:1-Iterations:200</text:p>
          </table:table-cell>
          <table:table-cell table:style-name="ce20"/>
          <table:table-cell table:style-name="ce20" office:value-type="float" office:value="132.680000000008" calcext:value-type="float">
            <text:p>132.680000000008</text:p>
          </table:table-cell>
          <table:table-cell table:style-name="ce20" office:value-type="float" office:value="38.7092977762222" calcext:value-type="float">
            <text:p>38.7092977762222</text:p>
          </table:table-cell>
          <table:table-cell table:style-name="ce20" office:value-type="string" calcext:value-type="string">
            <text:p>['1.00', '0.99', '0.00', '0.50', '0.00', '0.50', '0.92', '0.50', '0.50', '0.50', '0.50', '0.50', '0.50', '0.50', '0.50', '0.50', '0.50', '1', '1', '1', '1', '1']</text:p>
          </table:table-cell>
          <table:table-cell table:style-name="ce20" office:value-type="string" calcext:value-type="string">
            <text:p>1252.76min</text:p>
          </table:table-cell>
          <table:table-cell table:number-columns-repeated="1011"/>
        </table:table-row>
        <table:table-row table:style-name="ro2">
          <table:table-cell table:style-name="ce20" office:value-type="string" calcext:value-type="string">
            <text:p>OPO</text:p>
          </table:table-cell>
          <table:table-cell table:style-name="ce20" office:value-type="string" calcext:value-type="string">
            <text:p>GAU</text:p>
          </table:table-cell>
          <table:table-cell table:style-name="ce20" office:value-type="string" calcext:value-type="string">
            <text:p>HasDr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4" table:formula="of:=CONCATENATE([.A6]; &quot;-&quot;; [.B6]; &quot;-&quot;; [.C6]; IF([.D6]&lt;&gt;&quot;&quot;; &quot;--Weights:&quot; &amp; [.D6] &amp; &quot;:&quot; &amp; [.E6]; &quot;&quot;);IF([.F6]&lt;&gt;&quot;&quot;; &quot;--Ind:&quot; &amp; [.F6]; &quot;&quot;);&quot;-Iterations:&quot;; [.G6])" office:value-type="string" office:string-value="OPO-GAU-HasDr--Weights:1:1-Iterations:200" calcext:value-type="string">
            <text:p>OPO-GAU-HasDr--Weights:1:1-Iterations:200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table-cell table:style-name="ce20" office:value-type="string" calcext:value-type="string">
            <text:p>OPO</text:p>
          </table:table-cell>
          <table:table-cell table:style-name="ce20" office:value-type="string" calcext:value-type="string">
            <text:p>GAU</text:p>
          </table:table-cell>
          <table:table-cell table:style-name="ce20" office:value-type="string" calcext:value-type="string">
            <text:p>InsDr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4" table:formula="of:=CONCATENATE([.A7]; &quot;-&quot;; [.B7]; &quot;-&quot;; [.C7]; IF([.D7]&lt;&gt;&quot;&quot;; &quot;--Weights:&quot; &amp; [.D7] &amp; &quot;:&quot; &amp; [.E7]; &quot;&quot;);IF([.F7]&lt;&gt;&quot;&quot;; &quot;--Ind:&quot; &amp; [.F7]; &quot;&quot;);&quot;-Iterations:&quot;; [.G7])" office:value-type="string" office:string-value="OPO-GAU-InsDr--Weights:1:1-Iterations:200" calcext:value-type="string">
            <text:p>OPO-GAU-InsDr--Weights:1:1-Iterations:200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table-cell table:style-name="ce21" office:value-type="string" calcext:value-type="string">
            <text:p>PB</text:p>
          </table:table-cell>
          <table:table-cell table:style-name="ce21" office:value-type="string" calcext:value-type="string">
            <text:p>NSGA2</text:p>
          </table:table-cell>
          <table:table-cell table:style-name="ce21" office:value-type="string" calcext:value-type="string">
            <text:p>DefDr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5" table:formula="of:=CONCATENATE([.A8]; &quot;-&quot;; [.B8]; &quot;-&quot;; [.C8]; IF([.D8]&lt;&gt;&quot;&quot;; &quot;--Weights:&quot; &amp; [.D8] &amp; &quot;:&quot; &amp; [.E8]; &quot;&quot;);IF([.F8]&lt;&gt;&quot;&quot;; &quot;--Ind:&quot; &amp; [.F8]; &quot;&quot;);&quot;-Iterations:&quot;; [.G8])" office:value-type="string" office:string-value="PB-NSGA2-DefDr--Ind:4-Iterations:50" calcext:value-type="string">
            <text:p>PB-NSGA2-DefDr--Ind:4-Iterations:50</text:p>
          </table:table-cell>
          <table:table-cell table:style-name="ce21" table:number-columns-repeated="5"/>
          <table:table-cell table:number-columns-repeated="1011"/>
        </table:table-row>
        <table:table-row table:style-name="ro2">
          <table:table-cell table:style-name="ce21" office:value-type="string" calcext:value-type="string">
            <text:p>PB</text:p>
          </table:table-cell>
          <table:table-cell table:style-name="ce21" office:value-type="string" calcext:value-type="string">
            <text:p>NSGA2</text:p>
          </table:table-cell>
          <table:table-cell table:style-name="ce21" office:value-type="string" calcext:value-type="string">
            <text:p>HasDr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5" table:formula="of:=CONCATENATE([.A9]; &quot;-&quot;; [.B9]; &quot;-&quot;; [.C9]; IF([.D9]&lt;&gt;&quot;&quot;; &quot;--Weights:&quot; &amp; [.D9] &amp; &quot;:&quot; &amp; [.E9]; &quot;&quot;);IF([.F9]&lt;&gt;&quot;&quot;; &quot;--Ind:&quot; &amp; [.F9]; &quot;&quot;);&quot;-Iterations:&quot;; [.G9])" office:value-type="string" office:string-value="PB-NSGA2-HasDr--Ind:4-Iterations:50" calcext:value-type="string">
            <text:p>PB-NSGA2-HasDr--Ind:4-Iterations:50</text:p>
          </table:table-cell>
          <table:table-cell table:style-name="ce21" table:number-columns-repeated="5"/>
          <table:table-cell table:number-columns-repeated="1011"/>
        </table:table-row>
        <table:table-row table:style-name="ro2">
          <table:table-cell table:style-name="ce21" office:value-type="string" calcext:value-type="string">
            <text:p>PB</text:p>
          </table:table-cell>
          <table:table-cell table:style-name="ce21" office:value-type="string" calcext:value-type="string">
            <text:p>NSGA2</text:p>
          </table:table-cell>
          <table:table-cell table:style-name="ce21" office:value-type="string" calcext:value-type="string">
            <text:p>InsDr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5" table:formula="of:=CONCATENATE([.A10]; &quot;-&quot;; [.B10]; &quot;-&quot;; [.C10]; IF([.D10]&lt;&gt;&quot;&quot;; &quot;--Weights:&quot; &amp; [.D10] &amp; &quot;:&quot; &amp; [.E10]; &quot;&quot;);IF([.F10]&lt;&gt;&quot;&quot;; &quot;--Ind:&quot; &amp; [.F10]; &quot;&quot;);&quot;-Iterations:&quot;; [.G10])" office:value-type="string" office:string-value="PB-NSGA2-InsDr--Ind:4-Iterations:50" calcext:value-type="string">
            <text:p>PB-NSGA2-InsDr--Ind:4-Iterations:50</text:p>
          </table:table-cell>
          <table:table-cell table:style-name="ce21" table:number-columns-repeated="5"/>
          <table:table-cell table:number-columns-repeated="1011"/>
        </table:table-row>
        <table:table-row table:style-name="ro2">
          <table:table-cell table:style-name="ce21" office:value-type="string" calcext:value-type="string">
            <text:p>PB</text:p>
          </table:table-cell>
          <table:table-cell table:style-name="ce21" office:value-type="string" calcext:value-type="string">
            <text:p>RAND</text:p>
          </table:table-cell>
          <table:table-cell table:style-name="ce21" office:value-type="string" calcext:value-type="string">
            <text:p>DefDr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5" table:formula="of:=CONCATENATE([.A11]; &quot;-&quot;; [.B11]; &quot;-&quot;; [.C11]; IF([.D11]&lt;&gt;&quot;&quot;; &quot;--Weights:&quot; &amp; [.D11] &amp; &quot;:&quot; &amp; [.E11]; &quot;&quot;);IF([.F11]&lt;&gt;&quot;&quot;; &quot;--Ind:&quot; &amp; [.F11]; &quot;&quot;);&quot;-Iterations:&quot;; [.G11])" office:value-type="string" office:string-value="PB-RAND-DefDr--Ind:4-Iterations:50" calcext:value-type="string">
            <text:p>PB-RAND-DefDr--Ind:4-Iterations:50</text:p>
          </table:table-cell>
          <table:table-cell table:style-name="ce21" table:number-columns-repeated="5"/>
          <table:table-cell table:number-columns-repeated="1011"/>
        </table:table-row>
        <table:table-row table:style-name="ro2">
          <table:table-cell table:style-name="ce21" office:value-type="string" calcext:value-type="string">
            <text:p>PB</text:p>
          </table:table-cell>
          <table:table-cell table:style-name="ce21" office:value-type="string" calcext:value-type="string">
            <text:p>RAND</text:p>
          </table:table-cell>
          <table:table-cell table:style-name="ce21" office:value-type="string" calcext:value-type="string">
            <text:p>HasDr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5" table:formula="of:=CONCATENATE([.A12]; &quot;-&quot;; [.B12]; &quot;-&quot;; [.C12]; IF([.D12]&lt;&gt;&quot;&quot;; &quot;--Weights:&quot; &amp; [.D12] &amp; &quot;:&quot; &amp; [.E12]; &quot;&quot;);IF([.F12]&lt;&gt;&quot;&quot;; &quot;--Ind:&quot; &amp; [.F12]; &quot;&quot;);&quot;-Iterations:&quot;; [.G12])" office:value-type="string" office:string-value="PB-RAND-HasDr--Ind:4-Iterations:50" calcext:value-type="string">
            <text:p>PB-RAND-HasDr--Ind:4-Iterations:50</text:p>
          </table:table-cell>
          <table:table-cell table:style-name="ce21" table:number-columns-repeated="5"/>
          <table:table-cell table:number-columns-repeated="1011"/>
        </table:table-row>
        <table:table-row table:style-name="ro2">
          <table:table-cell table:style-name="ce21" office:value-type="string" calcext:value-type="string">
            <text:p>PB</text:p>
          </table:table-cell>
          <table:table-cell table:style-name="ce21" office:value-type="string" calcext:value-type="string">
            <text:p>RAND</text:p>
          </table:table-cell>
          <table:table-cell table:style-name="ce21" office:value-type="string" calcext:value-type="string">
            <text:p>InsDr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5" table:formula="of:=CONCATENATE([.A13]; &quot;-&quot;; [.B13]; &quot;-&quot;; [.C13]; IF([.D13]&lt;&gt;&quot;&quot;; &quot;--Weights:&quot; &amp; [.D13] &amp; &quot;:&quot; &amp; [.E13]; &quot;&quot;);IF([.F13]&lt;&gt;&quot;&quot;; &quot;--Ind:&quot; &amp; [.F13]; &quot;&quot;);&quot;-Iterations:&quot;; [.G13])" office:value-type="string" office:string-value="PB-RAND-InsDr--Ind:4-Iterations:50" calcext:value-type="string">
            <text:p>PB-RAND-InsDr--Ind:4-Iterations:50</text:p>
          </table:table-cell>
          <table:table-cell table:style-name="ce21" table:number-columns-repeated="5"/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1:53:38.277627542</meta:creation-date>
    <dc:date>2023-10-25T13:48:58.920218603</dc:date>
    <meta:editing-duration>PT15M19S</meta:editing-duration>
    <meta:editing-cycles>5</meta:editing-cycles>
    <meta:generator>LibreOffice/7.3.7.2$Linux_X86_64 LibreOffice_project/30$Build-2</meta:generator>
    <meta:document-statistic meta:table-count="1" meta:cell-count="93" meta:object-count="0"/>
  </office:meta>
</office:document-meta>
</file>